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875in" fo:margin-left="0in" table:align="left"/>
    </style:style>
    <style:style style:name="Table6.A" style:family="table-column">
      <style:table-column-properties style:column-width="3.5771in"/>
    </style:style>
    <style:style style:name="Table6.B" style:family="table-column">
      <style:table-column-properties style:column-width="3.2979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2" style:family="table">
      <style:table-properties style:width="3.5007in" table:align="margins"/>
    </style:style>
    <style:style style:name="Table2.A" style:family="table-column">
      <style:table-column-properties style:column-width="3.5007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5" style:family="table">
      <style:table-properties style:width="3.2215in" table:align="margins"/>
    </style:style>
    <style:style style:name="Table5.A" style:family="table-column">
      <style:table-column-properties style:column-width="3.221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7361in" table:align="margins"/>
    </style:style>
    <style:style style:name="Table8.A" style:family="table-column">
      <style:table-column-properties style:column-width="3.5in" style:rel-column-width="5040*"/>
    </style:style>
    <style:style style:name="Table8.B" style:family="table-column">
      <style:table-column-properties style:column-width="3.2361in" style:rel-column-width="4660*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625in" style:rel-column-width="15190*"/>
    </style:style>
    <style:style style:name="Table4.B" style:family="table-column">
      <style:table-column-properties style:column-width="4.1875in" style:rel-column-width="40710*"/>
    </style:style>
    <style:style style:name="Table4.C" style:family="table-column">
      <style:table-column-properties style:column-width="0.991in" style:rel-column-width="9635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125in" fo:margin-left="0.0771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style:font-name="Liberation Sans1" officeooo:paragraph-rsid="0024f6f7"/>
    </style:style>
    <style:style style:name="P4" style:family="paragraph" style:parent-style-name="Standard">
      <style:paragraph-properties fo:line-height="150%" fo:break-before="page"/>
      <style:text-properties style:font-name="Liberation Sans1" officeooo:paragraph-rsid="0024f6f7"/>
    </style:style>
    <style:style style:name="P5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officeooo:paragraph-rsid="0024f6f7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2215c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Sans1" officeooo:paragraph-rsid="002215c9"/>
    </style:style>
    <style:style style:name="P9" style:family="paragraph" style:parent-style-name="Standard">
      <style:text-properties style:font-name="Liberation Sans1" officeooo:paragraph-rsid="002215c9"/>
    </style:style>
    <style:style style:name="P10" style:family="paragraph" style:parent-style-name="Standard">
      <style:paragraph-properties fo:line-height="115%"/>
      <style:text-properties style:font-name="Liberation Sans1" fo:font-size="10pt" officeooo:paragraph-rsid="002215c9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Sans1" fo:font-size="10pt" officeooo:paragraph-rsid="002db7b9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Sans1" fo:font-size="10pt" officeooo:paragraph-rsid="00317acd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Sans1" fo:font-size="10pt" officeooo:rsid="002215c9" officeooo:paragraph-rsid="002215c9" style:font-size-asian="10pt" style:font-size-complex="10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/>
      <style:text-properties style:font-name="Liberation Sans1" fo:font-size="10pt" fo:font-weight="normal" officeooo:rsid="002215c9" officeooo:paragraph-rsid="002db7b9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Sans1" officeooo:paragraph-rsid="002376da"/>
    </style:style>
    <style:style style:name="P17" style:family="paragraph" style:parent-style-name="Standard">
      <style:paragraph-properties fo:line-height="150%"/>
      <style:text-properties style:font-name="Liberation Sans1" officeooo:paragraph-rsid="002376da"/>
    </style:style>
    <style:style style:name="P18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1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2215c9" style:font-size-asian="10pt" style:font-weight-asian="normal" style:font-size-complex="10pt" style:font-weight-complex="normal"/>
    </style:style>
    <style:style style:name="P2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Liberation Sans1" officeooo:paragraph-rsid="002215c9"/>
    </style:style>
    <style:style style:name="P22" style:family="paragraph" style:parent-style-name="Table_20_Contents">
      <style:text-properties style:font-name="Liberation Sans1" fo:font-size="10pt" officeooo:paragraph-rsid="002376da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Liberation Sans1" fo:font-size="10pt" officeooo:paragraph-rsid="002376da" style:font-size-asian="10pt" style:font-size-complex="10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ans1" fo:font-size="10pt" fo:font-weight="bold" officeooo:rsid="001bb431" officeooo:paragraph-rsid="002215c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rsid="007d543b" officeooo:paragraph-rsid="0094df37" style:font-size-asian="10.5pt" style:font-weight-asian="bold" style:font-size-complex="10.5pt" style:font-weight-complex="bold"/>
    </style:style>
    <style:style style:name="P26" style:family="paragraph" style:parent-style-name="Table_20_Heading">
      <style:paragraph-properties fo:text-align="center" style:justify-single-word="false"/>
      <style:text-properties style:font-name="Liberation Sans1" fo:font-size="10pt" officeooo:rsid="001f39b4" officeooo:paragraph-rsid="002376da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29" style:family="paragraph" style:parent-style-name="Standard">
      <style:paragraph-properties fo:line-height="115%" fo:text-align="center" style:justify-single-word="false"/>
      <style:text-properties style:font-name="Liberation Sans1"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31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32" style:family="paragraph" style:parent-style-name="Text_20_body">
      <style:paragraph-properties fo:line-height="115%" fo:text-align="start" style:justify-single-word="false"/>
      <style:text-properties style:font-name="Liberation Sans1" fo:font-size="8pt" officeooo:paragraph-rsid="00358631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543b" style:font-weight-asian="bold" style:font-weight-complex="bold"/>
    </style:style>
    <style:style style:name="T3" style:family="text">
      <style:text-properties fo:font-weight="bold" officeooo:rsid="007f3e98" style:font-weight-asian="bold" style:font-weight-complex="bold"/>
    </style:style>
    <style:style style:name="T4" style:family="text">
      <style:text-properties fo:font-weight="bold" officeooo:rsid="002215c9" style:font-weight-asian="bold" style:font-weight-complex="bold"/>
    </style:style>
    <style:style style:name="T5" style:family="text">
      <style:text-properties officeooo:rsid="001bb431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f7dc7" style:font-size-asian="10.5pt" style:font-size-complex="10.5pt"/>
    </style:style>
    <style:style style:name="T8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9" style:family="text">
      <style:text-properties officeooo:rsid="0020a2d7"/>
    </style:style>
    <style:style style:name="T10" style:family="text">
      <style:text-properties style:text-underline-style="solid" style:text-underline-width="auto" style:text-underline-color="font-color" officeooo:rsid="005d8860"/>
    </style:style>
    <style:style style:name="T11" style:family="text">
      <style:text-properties officeooo:rsid="002215c9"/>
    </style:style>
    <style:style style:name="T12" style:family="text">
      <style:text-properties officeooo:rsid="005d886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fdd9e" style:font-weight-asian="normal" style:font-weight-complex="normal"/>
    </style:style>
    <style:style style:name="T15" style:family="text">
      <style:text-properties fo:font-weight="normal" officeooo:rsid="0061d8e7" style:font-weight-asian="normal" style:font-weight-complex="normal"/>
    </style:style>
    <style:style style:name="T16" style:family="text">
      <style:text-properties fo:font-weight="normal" officeooo:rsid="00057f84" style:font-weight-asian="normal" style:font-weight-complex="normal"/>
    </style:style>
    <style:style style:name="T17" style:family="text">
      <style:text-properties fo:font-weight="normal" officeooo:rsid="001bb431" style:font-weight-asian="normal" style:font-weight-complex="normal"/>
    </style:style>
    <style:style style:name="T18" style:family="text">
      <style:text-properties fo:font-weight="normal" officeooo:rsid="002215c9" style:font-weight-asian="normal" style:font-weight-complex="normal"/>
    </style:style>
    <style:style style:name="T19" style:family="text">
      <style:text-properties officeooo:rsid="000f7dc7"/>
    </style:style>
    <style:style style:name="T20" style:family="text">
      <style:text-properties fo:font-size="10pt" officeooo:rsid="00455d0f" style:font-size-asian="10pt" style:font-size-complex="10pt"/>
    </style:style>
    <style:style style:name="T21" style:family="text">
      <style:text-properties fo:font-size="10pt" officeooo:rsid="0061d8e7" style:font-size-asian="10pt" style:font-size-complex="10pt"/>
    </style:style>
    <style:style style:name="T22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3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5" style:family="text">
      <style:text-properties officeooo:rsid="00455d0f"/>
    </style:style>
    <style:style style:name="T26" style:family="text">
      <style:text-properties style:text-underline-style="none" fo:font-weight="normal" officeooo:rsid="001bb431" style:font-weight-asian="normal" style:font-weight-complex="normal"/>
    </style:style>
    <style:style style:name="T27" style:family="text">
      <style:text-properties style:text-underline-style="none" fo:font-weight="bold" officeooo:rsid="00282db1" style:font-weight-asian="bold" style:font-weight-complex="bold"/>
    </style:style>
    <style:style style:name="T28" style:family="text">
      <style:text-properties fo:font-size="11pt" style:text-underline-style="none" fo:font-weight="bold" officeooo:rsid="00282db1" style:font-size-asian="11pt" style:font-weight-asian="bold" style:font-size-complex="11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5"><text:span text:style-name="T20"><text:tab/></text:span><text:span text:style-name="T20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<draw:frame draw:style-name="fr1" draw:name="image: (StringIO(str(company.logo)), 'image/jpeg')" text:anchor-type="paragraph" svg:x="0.4646in" svg:y="0.1028in" style:rel-width="73%" svg:height="1.1146in" draw:z-index="0"><draw:text-box fo:min-height="25%" fo:min-width="2.5547in"><text:p text:style-name="P2"/></draw:text-box></draw:frame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7"><text:placeholder text:placeholder-type="text">&lt;shipment.company.party.commercial_name&gt;</text:placeholder></text:p>
                  <text:p text:style-name="P24"/>
                  <text:p text:style-name="P19"><text:placeholder text:placeholder-type="text">&lt;if test="shipment.company.party.addresses"&gt;</text:placeholder></text:p>
                  <text:p text:style-name="P20">Direcció<text:span text:style-name="T9">n </text:span>matriz<text:span text:style-name="T9">: </text:span><text:span text:style-name="T9"><text:placeholder text:placeholder-type="text">&lt;shipment.company.party.addresses[0].street&gt;</text:placeholder></text:span></text:p>
                  <text:p text:style-name="P20"><text:placeholder text:placeholder-type="text">&lt;/if&gt;</text:placeholder></text:p>
                  <text:p text:style-name="P19"><text:placeholder text:placeholder-type="text">&lt;if test="shipment.company.party.addresses"&gt;</text:placeholder></text:p>
                  <text:p text:style-name="P20">Direcció<text:span text:style-name="T9">n sucursal: </text:span><text:span text:style-name="T9"><text:placeholder text:placeholder-type="text">&lt;shipment.company.party.addresses[0].street&gt;</text:placeholder></text:span></text:p>
                  <text:p text:style-name="P20"><text:placeholder text:placeholder-type="text">&lt;/if&gt;</text:placeholder></text:p>
                  <text:p text:style-name="P19"><text:placeholder text:placeholder-type="text">&lt;if test="shipment.company.party.contribuyente_especial_nro"&gt;</text:placeholder></text:p>
                  <text:p text:style-name="P20">Contribuyente especial Nro.: <text:span text:style-name="T9"><text:placeholder text:placeholder-type="text">&lt;shipment.company.party.contribuyente_especial_nro&gt;</text:placeholder></text:span></text:p>
                  <text:p text:style-name="P20"><text:placeholder text:placeholder-type="text">&lt;/if&gt;</text:placeholder></text:p>
                  <text:p text:style-name="P20"><text:span text:style-name="T9">Obligado a llevar contabilidad:</text:span><text:span text:style-name="T1"> </text:span><text:span text:style-name="T1"><text:placeholder text:placeholder-type="text">&lt;shipment.company.party.mandatory_accounting&gt;</text:placeholder></text:span></text:p>
                </table:table-cell>
              </table:table-row>
            </table:table>
            <text:p text:style-name="P9"/>
          </table:table-cell>
          <table:table-cell table:style-name="Table6.B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7"><text:span text:style-name="T25"><text:s/></text:span><text:span text:style-name="T7"><text:s/></text:span><text:span text:style-name="T8">RUC</text:span><text:span text:style-name="T6">: </text:span><text:span text:style-name="T6"><text:placeholder text:placeholder-type="text">&lt;shipment.company.party.vat_code&gt;</text:placeholder></text:span></text:p>
                  <text:p text:style-name="P29"><text:span text:style-name="T12">G</text:span>UIA DE REMISION</text:p>
                  <text:p text:style-name="P30"><text:span text:style-name="T10">N°:</text:span><text:span text:style-name="T22"><text:placeholder text:placeholder-type="text">&lt;shipment.code and ' ' + shipment.code  or ''&gt;</text:placeholder></text:span></text:p>
                  <text:p text:style-name="P28">NUMERO DE AUTORIZACIÓN</text:p>
                  <text:p text:style-name="P32"><text:span text:style-name="T26"><text:placeholder text:placeholder-type="text">&lt;shipment.numero_autorizacion&gt;</text:placeholder></text:span></text:p>
                  <text:p text:style-name="P32"><text:span text:style-name="T23">A</text:span><text:span text:style-name="T24">MBIENTE: PRUEBAS</text:span></text:p>
                  <text:p text:style-name="P32"><text:span text:style-name="T21">EMISION: NORMAL</text:span></text:p>
                  <text:p text:style-name="P32"><text:span text:style-name="T28">CLAVE DE ACCESO:</text:span></text:p>
                  <text:p text:style-name="P31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2"/></draw:text-box></draw:frame><text:placeholder text:placeholder-type="text">&lt;shipment.numero_autorizacion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<text:span text:style-name="T19">Identificación:</text:span> <text:placeholder text:placeholder-type="text">&lt;shipment.transporte.party.vat_number&gt;</text:placeholder></text:p>
            <text:p text:style-name="P10"><text:span text:style-name="T5">Razón social/Nombre y Apellidos: </text:span><text:span text:style-name="T5"><text:placeholder text:placeholder-type="text">&lt;shipment.transporte.party.name&gt;</text:placeholder></text:span><text:span text:style-name="T5"><text:tab/></text:span></text:p>
            <text:p text:style-name="P10"><text:span text:style-name="T5">Placa: </text:span><text:span text:style-name="T5"><text:placeholder text:placeholder-type="text">&lt;shipment.placa&gt;</text:placeholder></text:span></text:p>
            <text:p text:style-name="P13"><text:span text:style-name="T5">P</text:span>unto de Partida: <text:span text:style-name="T16"><text:placeholder text:placeholder-type="text">&lt;shipment.partida&gt;</text:placeholder>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office:value-type="string">
                  <text:p text:style-name="P12"><text:span text:style-name="T11">Fecha Inicio de Transporte: </text:span><text:placeholder text:placeholder-type="text">&lt;formatLang(shipment.planned_date, shipment.customer.lang)&gt;</text:placeholder></text:p>
                </table:table-cell>
                <table:table-cell office:value-type="string">
                  <text:p text:style-name="P12"><text:span text:style-name="T11">Fecha Fin de Transporte: </text:span><text:placeholder text:placeholder-type="text">&lt;formatLang(shipment.effective_date, shipment.customer.lang)&gt;</text:placeholder> <text:s text:c="2"/></text:p>
                </table:table-cell>
              </table:table-row>
            </table:table>
            <text:p text:style-name="P10"/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11">Comprobante de Venta:</text:span> <text:span text:style-name="T4">FACTURA </text:span><text:span text:style-name="T17"><text:placeholder text:placeholder-type="text">&lt;shipment.number_c&gt;</text:placeholder></text:span><text:span text:style-name="T17"> <text:s text:c="4"/></text:span><text:span text:style-name="T18">Fecha de emisión:</text:span><text:span text:style-name="T17"><text:placeholder text:placeholder-type="text">&lt;invoice.invoice_date&gt;</text:placeholder></text:span></text:p>
            <text:p text:style-name="P15">Número de Autorización: <text:span text:style-name="T5"><text:placeholder text:placeholder-type="text">&lt;invoice.numero_autorizacion&gt;</text:placeholder></text:span></text:p>
            <text:p text:style-name="P10"><text:span text:style-name="T11">Motivo Traslado: </text:span><text:span text:style-name="T16"><text:placeholder text:placeholder-type="text">&lt;shipment.motivo_traslado&gt;</text:placeholder></text:span></text:p>
            <text:p text:style-name="P10"><text:span text:style-name="T18">Destino(Punto de Llegada):</text:span><text:span text:style-name="T17"> </text:span><text:span text:style-name="T16"><text:placeholder text:placeholder-type="text">&lt;shipment.dir_destinatario&gt;</text:placeholder></text:span></text:p>
            <text:p text:style-name="P13"><text:span text:style-name="T16">I</text:span><text:span text:style-name="T13">dentificación Destinatario: </text:span><text:span text:style-name="T17"><text:placeholder text:placeholder-type="text">&lt;shipment.customer.vat_number&gt;</text:placeholder></text:span></text:p>
            <text:p text:style-name="P13"><text:span text:style-name="T17">Razón social/Nombre y Apellidos: </text:span><text:span text:style-name="T17"><text:placeholder text:placeholder-type="text">&lt;shipment.customer.name&gt;</text:placeholder></text:span></text:p>
            <text:p text:style-name="P10"><text:span text:style-name="T11">Codigo Establecimiento de Destino: </text:span><text:span text:style-name="T11"><text:placeholder text:placeholder-type="text">&lt;shipment.cod_estab_destino&gt;</text:placeholder></text:span></text:p>
            <text:p text:style-name="P13"><text:span text:style-name="T5">R</text:span>uta: <text:span text:style-name="T5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26"><text:soft-page-break/>Código</text:p>
                  </table:table-cell>
                  <table:table-cell table:style-name="Table4.A1" office:value-type="string">
                    <text:p text:style-name="P26">Descripción</text:p>
                  </table:table-cell>
                  <table:table-cell table:style-name="Table4.C1" office:value-type="string">
                    <text:p text:style-name="P26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22"/>
                </table:table-cell>
                <table:table-cell table:style-name="Table4.B2" table:number-columns-spanned="2" office:value-type="string">
                  <text:p text:style-name="P22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22"><text:placeholder text:placeholder-type="text">&lt;move.product.code&gt;</text:placeholder></text:p>
                </table:table-cell>
                <table:table-cell table:style-name="Table4.B3" office:value-type="string">
                  <text:p text:style-name="P22"><text:placeholder text:placeholder-type="text">&lt;move.product.name&gt;</text:placeholder></text:p>
                </table:table-cell>
                <table:table-cell table:style-name="Table4.C3" office:value-type="string">
                  <text:p text:style-name="P23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22"/>
                </table:table-cell>
                <table:table-cell table:style-name="Table4.B4" table:number-columns-spanned="2" office:value-type="string">
                  <text:p text:style-name="P22"><text:placeholder text:placeholder-type="text">&lt;/for&gt;</text:placeholder></text:p>
                </table:table-cell>
                <table:covered-table-cell/>
              </table:table-row>
            </table:table>
            <text:p text:style-name="P16"/>
          </table:table-cell>
        </table:table-row>
      </table:table>
      <text:p text:style-name="P18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INFORMACIÓN ADICIONAL</text:p>
          </table:table-cell>
        </table:table-row>
        <table:table-row>
          <table:table-cell table:style-name="Table1.A2" office:value-type="string">
            <text:p text:style-name="P14"><text:span text:style-name="T2">Dirección:</text:span><text:span text:style-name="T9"> </text:span><text:span text:style-name="T9"><text:placeholder text:placeholder-type="text">&lt;shipment.customer.addresses[0].street&gt;</text:placeholder></text:span></text:p>
          </table:table-cell>
        </table:table-row>
        <table:table-row>
          <table:table-cell table:style-name="Table1.A3" office:value-type="string">
            <text:p text:style-name="P14"><text:span text:style-name="T3">Email</text:span><text:span text:style-name="T2">: </text:span><text:span text:style-name="T9"><text:placeholder text:placeholder-type="text">&lt;shipment.customer.email&gt;</text:placeholder></text:span></text:p>
          </table:table-cell>
        </table:table-row>
      </table:table>
      <text:p text:style-name="P4"><text:placeholder text:placeholder-type="text">&lt;/if&gt;</text:placeholder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8" meta:image-count="0" meta:object-count="0" meta:page-count="3" meta:paragraph-count="50" meta:word-count="137" meta:character-count="1913" meta:non-whitespace-character-count="1814"/>
    <meta:user-defined meta:name="Info 1"/>
    <meta:user-defined meta:name="Info 2"/>
    <meta:user-defined meta:name="Info 3"/>
    <meta:user-defined meta:name="Info 4"/>
  </office:meta>
</office:document-meta>
</file>